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mple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Ginamunday@att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bert@dova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druborganics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on_Ung1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wer26group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ef@truleaf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tt@laku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blackswanedibl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honyebarro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ris831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jivstarlight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dtellez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g.Richard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ael@thearis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thew@proof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mboldt.Private.Reserv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5raul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milicens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ncer@criticalmind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ss@d9mf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onaskyin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lph@395dispensar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iya@utopiacannabi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ri@kingsgarden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c.Simplesolution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id@dispersa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gela@lifted-Organic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vis@azpremiermanagemen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leafprocessor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@plant2produ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lp.Calithcreation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fpurplestar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vinreed@thegreencross.O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ee@23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esac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yang111@sbcglobal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lly@indusholdingc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z@sensiprodu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undale@chemesi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w@jetty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mackie@caliv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na@whtcl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kaiser@peoplescare.O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@newtrop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erlash1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liance@cannacra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kushalleyc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cradylicensing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nan@tanforanventur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t@humboldtsfinestfarm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vin@receivershipspecialis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son@master-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vy@lostcoastbotanical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sek@loudpac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@abstrax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talymekk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sh@rebelco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hpcollective1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vis@type7mf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n@sol-B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ole@cosmicview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hcvannuy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tance@constancecb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tfarms215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ael@vmdoy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vonbaronfarm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t@elefante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is@atribeof.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stin@getclarifi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se.Rivas@premiumextracts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rew@leaflett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rios52@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has@ganjagold.O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g@shazzamfarm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rry@gocaliv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dahicks@apexsolutionscor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m@elevatedconsultinggrou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rick.Green@peakindustries.O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omasrimbach@bakedbro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vin@varav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vape88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mberly@khemiamf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vahag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yanh1199@att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yce@lavidaverd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dycruzado.Tr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hcdirect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y@advancednutrien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ystematiz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slom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on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on@radiantfarm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l@happystick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sherr@thehumboldtbran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wu12@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gcityx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aela@austinlegalgrou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m@weirdscience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censing@grupofl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nglicensing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e@mplantproduction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m.Geraghty.Kg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eron@sunderstorm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saling@puritycannabi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machtenberger42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son6728488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g.Helfm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bbie.Emanuel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os@thelegionofbloom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n@bloominnovation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becca@ccgiconsultin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dschoolmedical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alandr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is@nwcgcor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ant311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difarmsin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an@westofwest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no@highgradedistribut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fogwell@hcorganic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getativegrowth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mboldtharvestmedicinal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t@beezlebra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shvalleycollective42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mas@bsqmgm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k@highlinedistr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m@rootonebotanical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labu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ycitygenetics1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treetop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ke@starlingbra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mpunlimitedin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ke@coastalresearch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di@refinedxtraction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l@sgscientif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k.Pringle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id@genextradin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psey9999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lyons@seabrightfarm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an@105mgm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davila5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papaco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mgv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.Kashmircorp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icm@humboldt-Alchemy-Grou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chealing@att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howard4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mikrazoi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ppysacksin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chaconsm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@thce.Cl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lmuchowski@doctorpauls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ambie@cannaroyalt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mb@medme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son@bigtimezy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ie@kindlaw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ndgamein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peltier.Ccg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versalcollective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roussian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paul@soldistr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bbssam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yleventhal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y@goldenbar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hop1623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ylar@marysmanagemen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ke@burke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risali999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@trichometr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a@mindsetorganic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pitarra@verizon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tpgcollectiv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kob@oz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ridgel@l5cb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remycarr7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@g25ventur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rohanian@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zaspc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c@lpdistrict11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an@consolidatedo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moon303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@gonzalezholding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wingbuddhachocolate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tgroupin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rei@auroboros.L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chu83183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priin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fanie.Gangano@greenerfrontier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cochran@tlbl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lw16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zeluca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nderlandoasis983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yle.Hardy@cresco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seph@accent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id@cosmosedibl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junterbach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bbotanical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fireclone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uy4cash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ke@lightlylift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chdwlb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is@nomadcan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remyzachar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dwick@greengoddesscollect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ife315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ricke123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ry@florac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ge@georgemul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@ablawint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liance@sparcsf.O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son@3bc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lucalake42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caregivers2018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tycompassionat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ps17thstreet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min@sfvog.O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larios123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bhein@pbhe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uz89@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nouti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corn@florac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saenterprises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ael@thepitchexperienc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gordon@curaleaf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vargas@holisticlove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er@theartofedibl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reljanssen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dcenter42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pineappleventures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@optimalgenetics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reum@magental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avian818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jy@youristlaw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nadigiulio@outloo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marques.Us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teinberg@greenbergglus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m@getamerican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elarosa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ddguevara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tev@naturesmarket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guild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t@honeyvape.Buz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fiddlers-Green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usmadein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ke@herbanengineer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besveronic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iel@motherhumbold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bg@dreamfiel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ff@eelriverorganic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rey@americannmad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rserob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ycecho0805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yton.Wiedeman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ormilgram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wn@funtimecabinetfactor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dip63@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4u4lif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z@friendlyfarmsc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nelly479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ctor@firehausl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nbaroy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ael.Nortonventure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shaman@urbnleaf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rians@canndescen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oyi03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on@totaleaf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tccultivation@outloo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zapp56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nabiscoin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die.Kirakosi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is@capna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ackow@l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.Levers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sgatosjimm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ke@thebloomfieldc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mandist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zekiahcaliforni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gqualitymfg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darlingmrsmoo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isellison89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gep@lancastergenetic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ketanzer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summe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n@growthnetworkholding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pymmot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upelevated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or@extractsolutions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lsonic@att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park@kspllaw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e@caristo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socaldiscme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jan@flyspacestat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ertl@markvisionteam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smik@purenirvana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lsohnl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llian@brite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aaamedsu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an@greenstone.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omall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id@californiacannabinoi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censing@curiouslyconfection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e@410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@greenriverdelt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vesq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vor@trufflem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llo@vetsleaf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wn@ladygeminic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phen@growp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thewcorydunn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sephmaxwell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dericocabo@iclou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uel@metagreen.Ven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id@reefercityfarm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sunsetherb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turchin21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lightenindustriesin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brams55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c@lifeclix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leaph.Co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lodder@360-Global.O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kcgroup42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thew@jvmigrou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mitry6995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@bradgleas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g90502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gadspasrich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dy@eatchronictaco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m@bloominnovation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loproject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chernack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hsoto1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ulficar47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c_Eye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lotte@getoar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@purples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cia@bearextract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iblesfrommothernatur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peters88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iekon224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rations@occidentalpower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stis@budsandrosesl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.Blkbirrd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.Mjunlimited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tounian81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k@drinktinle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ct@calmedsfarmer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benjamin@venturacan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ael.Wheeler@flowka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dingangelsextract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y@pacific-Blis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@americannmad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vink13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nehlicensing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fteam65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.Kovaian.165@my.Csun.Ed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zaroy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hs@illuminatusbran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k@heavenlyswe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@kismetorgan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brazil5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k@extractharmon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lson@phire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@humboldtcannaclub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ie@thegalleys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c@ahti-Farm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liam@bloomnetwork.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leymcphail33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@goldenbar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leskow@countryroadholdc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nvr1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sh@dnagenetic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@kivaconfection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bwater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vis.Varpness@sota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ueyarble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venstardiesel@att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mbardi@procana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mboldtapothecar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ielmichaelsos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@wellgreensc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chmanjonath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il@rnrgoo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nysocal711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8bulldog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@shrynegrou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infoplace2003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curaleaf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noldabramy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hurvugelman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gedggroup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acamacho129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hnson.Kr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b@summitconcentrat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naponic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sanna@sweetreleaf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@hybridl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bbliciou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d@newtrop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on@goldsealsf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siflor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@budtechnolog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omedible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lin719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rdan@moxie710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old@pxclien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istinayost@gldnstat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tta.Ca@halocan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an@gsscienc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ThirtyOne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t@plusprodu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.Burgess@true-Vision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lene@avinxbra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yortega67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ymber@yummikarm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emasamari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hite@pmdhomes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briel@stillworxbra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wildseedo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zra@atlasedibl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3molecular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ley@humboldtgreenlightkitche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y@pinkisthenewblackLL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athan@blessed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ael@artistryworldwide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don.Long@infusionfactor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eetblossomedible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ael.Kraft@papaandbarkle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eninfusion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ber@emeraldfamilyfarm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w@paradigmcannabi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omas@emeraldbay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ute.Spl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gdughurst@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gmingo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on@nwconfection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.Wilkinso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kkeefe0404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liot@agripharm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rie@goldflor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g@nfuz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issa@fumenap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tatse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air@greenmountLL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iegoldmanagementLL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tt@thinccub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e@organnx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rwishg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tellite.Dip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dyalani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.Roland25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hryn@golden-William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ch@goddessdeliver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d@cannacra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ejr@bigpetestrea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palamara@att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edcohen123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van@emeraldfamilyfarm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id@integratedfarmsc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gibbens@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renblesofsk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cas@originscientific.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in@royalkeyorganic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teo@se7enleaf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burkelegal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an@greenriver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b@greenpointgroupLL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ractsd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ry@urbdeliver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mshorticultur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liance@thehacienda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a.Thong@pacificcultivat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pherson@adssamf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son@dollardos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sha@calicannadi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wakeningvitalityLL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ndldenne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l.Sun@curated-Cannabi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g@highstylec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fanie@touchstoneglobal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a@naturalcannabi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don@btjventur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eni@townbu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ke.Flaskerud@steelelogistic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nte@coastaldispensar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ahfarb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ick.Montiel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stennr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ry@rosettewellnes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nyb@cannabinier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5hydrodesig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lohm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wartlarkin55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holas@lolalol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j@greensmartfarm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aelddenni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shapkarov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anandr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eydalto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iel@docgreens.O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hasson@obsc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yskov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hanwyss@proton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llostexas@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las.Extracts42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ncer@crowno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ns@lbsdistribut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ob@revivepurelif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athan@levy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@calcitycannabisp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gordeychev@manifest7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censing@shopharborsid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kaelkmarczak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ddybones42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@nanogen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kaplan@mih1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teinberg@ggfirm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zandro@arcatax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y@shamrock-O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l@reefd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llysirkus@ma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.Christiansen@houseoflucidit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aquin@tamcopackin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liam.Mcgovern@comcast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ral@kimbaho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car@dunlevie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letoncali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al@acreageholding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zy8baker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on@eminent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lovsky@greenrevolut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eron.Kojima@kojimadevelopmen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cfundingcapital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ndixonlss@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ward@thecannavisegrou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ddy@freddy2012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izabeth@codasignatu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supremeoakLL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cense@nlmgroupLL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h@californiaagr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y@emre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al@biotanic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vin@ccmu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er_Greens@iclou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ny@pacificshoremg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nectedbelmontshor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ff@losthorsesuppl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ica@alchemistc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n@ccagricultu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ngulo87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an@emeraldsu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shi.S.Desai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lly@kanna-Kingdom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visrrobinsonsr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un@sonderti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mcbeth@omindustri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@gsrxindustri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e@innovativecb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pacificcoastconcentrat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z@tarukin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hsenindustrie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aadbushala@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tt@leftcoastventures.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an@raflow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mboldtrob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aelhvrt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di@synand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n@jellyshark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euhoang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ckik@fusionfarms.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gholdingco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lando@novagrowth.Netwo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@cafej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@greenbrierhldg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i@tikunc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poswillo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elationextract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m.Karmeli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is@emeraldopportuniti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sancannacigar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releafcollectio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@telosc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0labsoakland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nethbreiman@l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l@spectrumsolin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clegreengrower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e@santacruzmountaintop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min@crc-Manufacturin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obff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an@valhallaconfection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h4202006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maris.Graib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sinessreup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tculha10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osogoy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rry@kan-Ad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250ray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envn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vin@caliherb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@gaviotahous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jardo.Rachael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eelhorst@jgrow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nalewis@rocke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lley.Kyle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woodholdingsLL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nc@mbioteq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paet33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versalherbalcenter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venmed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@pacificshielddistribut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fromc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tsa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khong1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ineman42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vinkrivitsk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rothersl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ert@marLLC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randa.Franci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wgentner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pan@araloen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teran@plntlabs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mears@rsvpgroupLL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vin@cosmicedibl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akheri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sofi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k@expandoprodu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lan@fuckitth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athan@swope.Em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kproperty7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lbertshak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szameit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remy.Miller@aubio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aine@ashesociet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an@thcdesig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mykov76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er@oneloghous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an@highscience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ervirensconsulting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zmaribel718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ael.Bang@calyxp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rdan@permanentholi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provenz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linsanson@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ff@vandoranbra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bundy@ivy-Group.O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ke@moonstoneme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e@dekrow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jrussoz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es@alkhemist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zz@elitecali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ton@swve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sigari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cata.Maitrey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abs.C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m@coastaldistr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a@tcgindustriesLL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rick@goldengaminggrou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rel@highesthealt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settosunriseholding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ivehumboldtfarm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ypretto@ma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@punchedibl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n.Michael@sbcglobal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mund@greensavan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paving@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vin@geniuslompo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rice.J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edmedicalallianceLL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revan00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ymask777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k@zennoho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yline.Edible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.Strack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ikc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e@bemighty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jacobson97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me5115LL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@dompen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ash.Yonath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bar120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e@clade9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son@kiskan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llary@etainhealt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itolconsultingcorp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iel@agm-Ventur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@paradisogarden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abine@gstreetservic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reas@halocan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hart@col-C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.Sutton1212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holasfuchs@propergarden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micohk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eLLC18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shemet18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miehoang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er@distillatec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d2129@columbia.Ed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uelsemerdji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monte395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nalnbf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kholdings6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leyofgrass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elleymarkstein@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ds@shieldmgrou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nie.Kiem21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hin@summitmfgc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cahonfloral@mccahonfloral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malcolm55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monti818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lvr16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imealefosio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kkovacs77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pz44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farlane.Kendi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nectwithus@mannasou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k@cultivation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ncy@endoindustri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issa@quality-Resourc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elle@ninecloudcannabi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@cosmicfogvapor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zanne.Shpall@highlandpantr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ssica@symplefulfilmen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el@cainnovationus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ndawatkins805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.Mirolla@greenspectrumgrou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t@ophiraLL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.Vian@sbcglobal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los@greencoastindustri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nastarrlangle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bertvirgo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y@dabou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z@zaharoni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bh.Gbe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jouorganic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vis@cleanlinemanagemen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abrain1224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hanbatiste1976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chusg52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min@efventures.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d@emlabsc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wn@alphafarmsLL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dh36p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squad7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t@greenvalleyflor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cc.Longbeach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tburroughs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@kiffensf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indolaphotograph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leymade76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lopezpr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stateragroup.B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uinedistro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cense@ceemLLC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d786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@dsvregulator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ailgkmanagement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wn@newnormal420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ssa@greenoralstrip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stcoastelixirsLL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e@elicit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rei@allstarti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briel@natura.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zgen@cascadeiq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ler@noviumrx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en@mae.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kyardfarming@iclou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ri.V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amekimyan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krightbuildingLLC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s@concentratebra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cordle2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bby@superstarh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@oaklandcannabiskitche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tfounders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kemiroll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barton@rwcan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ke@risen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ren@fullspectrumbottlin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y@98leaf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glicense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kaufman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y@kingsco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cense@peoplescali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ozarovsky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p@greenimperium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min@soulremedyextract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ri@proterpmanufacturin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lymona@comcast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kirby@kinslip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an@cremedecan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yearthwind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od@brite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d@humboldtmjc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jones@future2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lei@inno-Pa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ny@goldpotlab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storick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cense@sparxcannabi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mcq87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22310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ssionateheart08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mking27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dcandyfarms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usglass710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liondollarrentals@gmail.Com</text:p>
          </table:table-cell>
          <table:table-cell table:number-columns-repeated="16383"/>
        </table:table-row>
        <table:table-row table:number-rows-repeated="10477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4</meta:generator>
    <meta:initial-creator>Microsoft Office User</meta:initial-creator>
    <dc:creator>Microsoft Office User</dc:creator>
    <meta:creation-date>2021-03-20T22:47:33Z</meta:creation-date>
    <dc:date>2021-03-20T22:48:57Z</dc:date>
    <meta:print-date>2021-03-20T22:48:10Z</meta:print-date>
  </office:meta>
</office:document-meta>
</file>